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Standard" style:list-style-name="L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60917" text:style-name="L1">
        <text:list-item>
          <text:p text:style-name="P1">Pobranie Android Studio. <text:a xlink:type="simple" xlink:href="http://developer.android.com/sdk/installing/studio.html">http://developer.android.com/sdk/installing/studio.html</text:a></text:p>
        </text:list-item>
        <text:list-item>
          <text:p text:style-name="P1">Instalacja oprogramowania</text:p>
        </text:list-item>
        <text:list-item>
          <text:p text:style-name="P1">Instalacja android-sdk-17</text:p>
        </text:list-item>
      </text:list>
      <text:list xml:id="list31329580" text:style-name="L7">
        <text:list-item>
          <text:p text:style-name="P3">Uruchomienie Android Studio</text:p>
        </text:list-item>
      </text:list>
      <text:list xml:id="list31326478" text:style-name="L6">
        <text:list-item>
          <text:p text:style-name="P2">Tools-&gt;Android-&gt;SDK Menager</text:p>
          <text:p text:style-name="P2">Zaznaczamy wszystko w zakładce <text:span text:style-name="T1">Tools, </text:span><text:s/><text:span text:style-name="T1">Android 4.2.2(Api 17) </text:span><text:span text:style-name="T2">oraz w Extras wybieramy: </text:span><text:span text:style-name="T1">Google Play services, Intel x86 Emulator Acceleratos (HAXM)</text:span></text:p>
        </text:list-item>
        <text:list-item>
          <text:p text:style-name="P2">Kopiujemy plik </text:p>
        </text:list-item>
      </text:list>
      <text:list xml:id="list31420966" text:continue-list="list31260917" text:style-name="L1">
        <text:list-item>
          <text:p text:style-name="P1">Dodanie biblioteki obsługującej Google Maps v2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8M54S</meta:editing-duration>
    <meta:editing-cycles>5</meta:editing-cycles>
    <meta:generator>OpenOffice.org/3.2$Win32 OpenOffice.org_project/320m18$Build-9502</meta:generator>
    <dc:date>2013-06-10T11:27:55.82</dc:date>
    <meta:document-statistic meta:table-count="0" meta:image-count="0" meta:object-count="0" meta:page-count="1" meta:paragraph-count="8" meta:word-count="49" meta:character-count="402"/>
    <meta:user-defined meta:name="Info 1"/>
    <meta:user-defined meta:name="Info 2"/>
    <meta:user-defined meta:name="Info 3"/>
    <meta:user-defined meta:name="Info 4"/>
  </office:meta>
</office:document-meta>
</file>